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72cm"/>
    </style:style>
    <style:style style:name="co13" style:family="table-column">
      <style:table-column-properties fo:break-before="auto" style:column-width="3.014cm"/>
    </style:style>
    <style:style style:name="co14" style:family="table-column">
      <style:table-column-properties fo:break-before="auto" style:column-width="2.563cm"/>
    </style:style>
    <style:style style:name="co15" style:family="table-column">
      <style:table-column-properties fo:break-before="auto" style:column-width="1.812cm"/>
    </style:style>
    <style:style style:name="co16" style:family="table-column">
      <style:table-column-properties fo:break-before="auto" style:column-width="3.203cm"/>
    </style:style>
    <style:style style:name="co17" style:family="table-column">
      <style:table-column-properties fo:break-before="auto" style:column-width="2.8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6"/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8" style:family="table-cell" style:parent-style-name="Default" style:data-style-name="N4">
      <style:text-properties fo:font-size="8pt" style:font-size-asian="8pt" style:font-size-complex="8pt"/>
    </style:style>
    <style:style style:name="ce5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4"/>
    <style:style style:name="ce25" style:family="table-cell" style:parent-style-name="Default" style:data-style-name="N4">
      <style:text-properties fo:color="#c9211e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 style:data-style-name="N0">
      <style:text-properties fo:font-size="8pt" style:font-size-asian="8pt" style:font-size-complex="8pt"/>
    </style:style>
    <style:style style:name="ce39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04">
      <style:text-properties fo:color="#c9211e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5">
      <style:text-properties fo:color="#c9211e"/>
    </style:style>
    <style:style style:name="ce52" style:family="table-cell" style:parent-style-name="Default" style:data-style-name="N5"/>
    <style:style style:name="ce67" style:family="table-cell" style:parent-style-name="Default" style:data-style-name="N5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54" style:family="table-cell" style:parent-style-name="Default" style:data-style-name="N5">
      <style:table-cell-properties fo:border-bottom="none" fo:border-left="none" fo:border-right="none" fo:border-top="0.06pt solid #000000"/>
    </style:style>
    <style:style style:name="ce69" style:family="table-cell" style:parent-style-name="Default" style:data-style-name="N0">
      <style:text-properties fo:color="#c9211e"/>
    </style:style>
    <style:style style:name="ce70" style:family="table-cell" style:parent-style-name="Default" style:data-style-name="N0"/>
    <style:style style:name="ce71" style:family="table-cell" style:parent-style-name="Default" style:data-style-name="N0">
      <style:table-cell-properties fo:border-bottom="0.06pt solid #000000" fo:border-left="none" fo:border-right="none" fo:border-top="none"/>
      <style:text-properties fo:color="#c9211e"/>
    </style:style>
    <style:style style:name="ce7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104"/>
    <style:style style:name="ce75" style:family="table-cell" style:parent-style-name="Default" style:data-style-name="N5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35"/>
        <table:table-row table:style-name="ro1">
          <table:table-cell table:style-name="ce36" office:value-type="string" calcext:value-type="string">
            <text:p>DURSUN DURMUŞ</text:p>
          </table:table-cell>
          <table:table-cell table:number-columns-repeated="2"/>
          <table:table-cell table:style-name="ce5" office:value-type="string" calcext:value-type="string">
            <text:p>TOPLAM</text:p>
          </table:table-cell>
          <table:table-cell table:style-name="ce17" office:value-type="string" calcext:value-type="string">
            <text:p>kira</text:p>
          </table:table-cell>
          <table:table-cell table:style-name="ce19"/>
          <table:table-cell table:style-name="ce17" office:value-type="string" calcext:value-type="string">
            <text:p>gecikme</text:p>
          </table:table-cell>
          <table:table-cell table:style-name="ce19" office:value-type="string" calcext:value-type="string">
            <text:p>icra</text:p>
          </table:table-cell>
          <table:table-cell table:style-name="ce19" office:value-type="string" calcext:value-type="string">
            <text:p>tedaş </text:p>
          </table:table-cell>
          <table:table-cell table:style-name="ce19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BAKİYE</text:p>
          </table:table-cell>
          <table:table-cell/>
          <table:table-cell table:style-name="ce6" table:formula="of:=SUM([.E2:.J2])" office:value-type="float" office:value="26436.8347791905" calcext:value-type="float">
            <text:p>26.436,83</text:p>
          </table:table-cell>
          <table:table-cell table:style-name="ce14" table:formula="of:=[.E65]" office:value-type="float" office:value="10159" calcext:value-type="float">
            <text:p>10.159,00</text:p>
          </table:table-cell>
          <table:table-cell table:style-name="ce22"/>
          <table:table-cell table:style-name="ce14" table:formula="of:=SUM([.G4:.G65])" office:value-type="float" office:value="2307.84366666667" calcext:value-type="float">
            <text:p>2.307,84</text:p>
          </table:table-cell>
          <table:table-cell table:style-name="ce14" table:formula="of:=SUM([.H4:.H65])" office:value-type="float" office:value="3885" calcext:value-type="float">
            <text:p>3.885,00</text:p>
          </table:table-cell>
          <table:table-cell table:style-name="ce14" table:formula="of:=SUM([.I4:.I65])" office:value-type="float" office:value="4188.58" calcext:value-type="float">
            <text:p>4.188,58</text:p>
          </table:table-cell>
          <table:table-cell table:style-name="ce14" table:formula="of:=[.E83]" office:value-type="float" office:value="5896.41111252379" calcext:value-type="float">
            <text:p>5.896,41</text:p>
          </table:table-cell>
          <table:table-cell table:style-name="ce39"/>
        </table:table-row>
        <table:table-row table:style-name="ro1">
          <table:table-cell table:number-columns-repeated="2"/>
          <table:table-cell table:style-name="ce7" office:value-type="string" calcext:value-type="string">
            <text:p>tüfe</text:p>
          </table:table-cell>
          <table:table-cell table:style-name="ce30" office:value-type="string" calcext:value-type="string">
            <text:p>tutar</text:p>
          </table:table-cell>
          <table:table-cell table:style-name="ce30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31" office:value-type="float" office:value="900" calcext:value-type="float">
            <text:p>900,00</text:p>
          </table:table-cell>
          <table:table-cell table:style-name="ce31"/>
          <table:table-cell/>
        </table:table-row>
        <table:table-row table:style-name="ro1">
          <table:table-cell table:style-name="ce21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8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31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25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31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31" office:value-type="float" office:value="1100" calcext:value-type="float">
            <text:p>1.100,00</text:p>
          </table:table-cell>
          <table:table-cell table:style-name="ce31"/>
          <table:table-cell/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25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3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07.175" calcext:value-type="float">
            <text:p>107,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657.26" calcext:value-type="float">
            <text:p>657,26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180" calcext:value-type="float">
            <text:p>180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25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3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79]/[.D80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80" calcext:value-type="float">
            <text:p>8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" table:formula="of:=[.E81]*[.D82]" office:value-type="float" office:value="5896.41111252379" calcext:value-type="float">
            <text:p>5.896,4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25"/>
          <table:table-cell table:number-columns-repeated="6"/>
        </table:table-row>
        <table:table-row table:style-name="ro1" table:number-rows-repeated="10484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380v" table:style-name="ta1">
        <table:table-column table:style-name="co11" table:number-columns-repeated="6" table:default-cell-style-name="Default"/>
        <table:table-column table:style-name="co11" table:default-cell-style-name="ce31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1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6" office:value-type="string" calcext:value-type="string">
            <text:p>yazar</text:p>
          </table:table-cell>
          <table:table-cell table:style-name="ce36" office:value-type="string" calcext:value-type="string">
            <text:p>tüketim</text:p>
          </table:table-cell>
          <table:table-cell table:style-name="ce36" office:value-type="string" calcext:value-type="string">
            <text:p>birim fiyat</text:p>
          </table:table-cell>
          <table:table-cell table:style-name="ce37" office:value-type="string" calcext:value-type="string">
            <text:p>tutar</text:p>
          </table:table-cell>
        </table:table-row>
        <table:table-row table:style-name="ro1">
          <table:table-cell/>
          <table:table-cell table:style-name="ce21"/>
          <table:table-cell/>
          <table:table-cell table:style-name="ce27" table:number-columns-repeated="3"/>
          <table:table-cell table:style-name="ce30"/>
        </table:table-row>
        <table:table-row table:style-name="ro1">
          <table:table-cell/>
          <table:table-cell table:style-name="ce21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31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31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31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31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31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11" table:default-cell-style-name="Default"/>
        <table:table-row table:style-name="ro1">
          <table:table-cell/>
        </table:table-row>
      </table:table>
      <table:table table:name="Su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20"/>
        <table:table-column table:style-name="co11" table:number-columns-repeated="3" table:default-cell-style-name="Default"/>
        <table:table-column table:style-name="co11" table:default-cell-style-name="ce31"/>
        <table:table-row table:style-name="ro1">
          <table:table-cell/>
          <table:table-cell table:style-name="ce20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36" office:value-type="string" calcext:value-type="string">
            <text:p>kullanılabilir m3</text:p>
          </table:table-cell>
          <table:table-cell table:style-name="ce36" office:value-type="string" calcext:value-type="string">
            <text:p>alınan ton</text:p>
          </table:table-cell>
          <table:table-cell table:style-name="ce36" office:value-type="string" calcext:value-type="string">
            <text:p>tutar</text:p>
          </table:table-cell>
          <table:table-cell table:style-name="ce36" office:value-type="string" calcext:value-type="string">
            <text:p>birim fiyat</text:p>
          </table:table-cell>
          <table:table-cell table:style-name="ce37"/>
        </table:table-row>
        <table:table-row table:style-name="ro1">
          <table:table-cell/>
          <table:table-cell table:style-name="ce21"/>
          <table:table-cell office:value-type="string" calcext:value-type="string">
            <text:p>ilk yazar</text:p>
          </table:table-cell>
          <table:table-cell table:style-name="ce36"/>
          <table:table-cell table:style-name="ce27" table:number-columns-repeated="2"/>
          <table:table-cell table:style-name="ce30" table:number-columns-repeated="2"/>
        </table:table-row>
        <table:table-row table:style-name="ro1" table:number-rows-repeated="5">
          <table:table-cell/>
          <table:table-cell table:style-name="ce21"/>
          <table:table-cell table:number-columns-repeated="4"/>
          <table:table-cell table:style-name="ce30"/>
          <table:table-cell/>
        </table:table-row>
        <table:table-row table:style-name="ro1">
          <table:table-cell table:number-columns-repeated="6"/>
          <table:table-cell table:style-name="ce30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38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27" table:number-columns-repeated="2"/>
          <table:table-cell table:style-name="ce30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27" office:value-type="string" calcext:value-type="string">
            <text:p>tüketim</text:p>
          </table:table-cell>
          <table:table-cell table:style-name="ce27" office:value-type="string" calcext:value-type="string">
            <text:p>tutar</text:p>
          </table:table-cell>
          <table:table-cell table:style-name="ce30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377.64" calcext:value-type="float">
            <text:p>377,64</text:p>
          </table:table-cell>
          <table:table-cell table:style-name="ce27" office:value-type="float" office:value="356.7" calcext:value-type="float">
            <text:p>356,7</text:p>
          </table:table-cell>
          <table:table-cell table:style-name="ce30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644.04" calcext:value-type="float">
            <text:p>644,04</text:p>
          </table:table-cell>
          <table:table-cell table:style-name="ce27" office:value-type="float" office:value="608.3" calcext:value-type="float">
            <text:p>608,3</text:p>
          </table:table-cell>
          <table:table-cell table:style-name="ce30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702.96" calcext:value-type="float">
            <text:p>702,96</text:p>
          </table:table-cell>
          <table:table-cell table:style-name="ce27" office:value-type="float" office:value="663.9" calcext:value-type="float">
            <text:p>663,9</text:p>
          </table:table-cell>
          <table:table-cell table:style-name="ce30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27"/>
        <table:table-column table:style-name="co11" table:default-cell-style-name="ce30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38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38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38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38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7" table:style-name="ta1">
        <table:table-column table:style-name="co1" table:default-cell-style-name="Default"/>
        <table:table-column table:style-name="co14" table:default-cell-style-name="ce3"/>
        <table:table-column table:style-name="co3" table:default-cell-style-name="ce3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15" table:default-cell-style-name="ce31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35"/>
        <table:table-row table:style-name="ro1">
          <table:table-cell table:style-name="ce20" office:value-type="string" calcext:value-type="string">
            <text:p>DURSUN DURMUŞ</text:p>
          </table:table-cell>
          <table:table-cell table:number-columns-repeated="2"/>
          <table:table-cell table:style-name="ce5" office:value-type="string" calcext:value-type="string">
            <text:p>TOPLAM</text:p>
          </table:table-cell>
          <table:table-cell table:style-name="ce17" office:value-type="string" calcext:value-type="string">
            <text:p>kira</text:p>
          </table:table-cell>
          <table:table-cell table:style-name="ce19"/>
          <table:table-cell table:style-name="ce17" office:value-type="string" calcext:value-type="string">
            <text:p>gecikme</text:p>
          </table:table-cell>
          <table:table-cell table:style-name="ce19" office:value-type="string" calcext:value-type="string">
            <text:p>icra</text:p>
          </table:table-cell>
          <table:table-cell table:style-name="ce19" office:value-type="string" calcext:value-type="string">
            <text:p>tedaş </text:p>
          </table:table-cell>
          <table:table-cell table:style-name="ce19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BAKİYE</text:p>
          </table:table-cell>
          <table:table-cell/>
          <table:table-cell table:style-name="ce6" table:formula="of:=SUM([.E2:.J2])" office:value-type="float" office:value="29799.3376966518" calcext:value-type="float">
            <text:p>29.799,34</text:p>
          </table:table-cell>
          <table:table-cell table:style-name="ce14" table:formula="of:=[.E65]" office:value-type="float" office:value="10159" calcext:value-type="float">
            <text:p>10.159,00</text:p>
          </table:table-cell>
          <table:table-cell table:style-name="ce22"/>
          <table:table-cell table:style-name="ce14" table:formula="of:=SUM([.G4:.G65])" office:value-type="float" office:value="2353.61533333333" calcext:value-type="float">
            <text:p>2.353,62</text:p>
          </table:table-cell>
          <table:table-cell table:style-name="ce14" table:formula="of:=SUM([.H4:.H65])" office:value-type="float" office:value="3885" calcext:value-type="float">
            <text:p>3.885,00</text:p>
          </table:table-cell>
          <table:table-cell table:style-name="ce14" table:formula="of:=SUM([.I4:.I65])" office:value-type="float" office:value="4188.58" calcext:value-type="float">
            <text:p>4.188,58</text:p>
          </table:table-cell>
          <table:table-cell table:style-name="ce14" table:formula="of:=[.E102]" office:value-type="float" office:value="9213.14236331843" calcext:value-type="float">
            <text:p>9.213,14</text:p>
          </table:table-cell>
          <table:table-cell table:style-name="ce39"/>
        </table:table-row>
        <table:table-row table:style-name="ro1">
          <table:table-cell table:number-columns-repeated="2"/>
          <table:table-cell table:style-name="ce7" office:value-type="string" calcext:value-type="string">
            <text:p>tüfe</text:p>
          </table:table-cell>
          <table:table-cell table:style-name="ce30" office:value-type="string" calcext:value-type="string">
            <text:p>tutar</text:p>
          </table:table-cell>
          <table:table-cell table:style-name="ce30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31" office:value-type="float" office:value="900" calcext:value-type="float">
            <text:p>900,00</text:p>
          </table:table-cell>
          <table:table-cell table:style-name="ce31"/>
          <table:table-cell/>
        </table:table-row>
        <table:table-row table:style-name="ro1">
          <table:table-cell table:style-name="ce21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8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31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25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31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31" office:value-type="float" office:value="1100" calcext:value-type="float">
            <text:p>1.100,00</text:p>
          </table:table-cell>
          <table:table-cell table:style-name="ce31"/>
          <table:table-cell/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25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3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19.083333333333" calcext:value-type="float">
            <text:p>119,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657.26" calcext:value-type="float">
            <text:p>657,26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180" calcext:value-type="float">
            <text:p>180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25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3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kiradan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2019-20</text:p>
          </table:table-cell>
          <table:table-cell/>
          <table:table-cell table:style-name="Default"/>
          <table:table-cell office:value-type="float" office:value="30645" calcext:value-type="float">
            <text:p>30.645,00</text:p>
          </table:table-cell>
          <table:table-cell/>
          <table:table-cell table:formula="of:=[.E70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table:style-name="Default"/>
          <table:table-cell office:value-type="float" office:value="-23500" calcext:value-type="float">
            <text:p>-23.500,00</text:p>
          </table:table-cell>
          <table:table-cell/>
          <table:table-cell table:formula="of:=[.G70]+[.E71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kasım</text:p>
          </table:table-cell>
          <table:table-cell/>
          <table:table-cell table:style-name="Default"/>
          <table:table-cell office:value-type="float" office:value="3014" calcext:value-type="float">
            <text:p>3.014,00</text:p>
          </table:table-cell>
          <table:table-cell/>
          <table:table-cell table:formula="of:=[.G71]+[.E72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aralık 16 gün</text:p>
          </table:table-cell>
          <table:table-cell/>
          <table:table-cell table:style-name="Default"/>
          <table:table-cell office:value-type="float" office:value="1610" calcext:value-type="float">
            <text:p>1.610,00</text:p>
          </table:table-cell>
          <table:table-cell/>
          <table:table-cell table:formula="of:=[.G72]+[.E73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0 </text:p>
          </table:table-cell>
          <table:table-cell/>
          <table:table-cell table:style-name="Default"/>
          <table:table-cell office:value-type="float" office:value="2353" calcext:value-type="float">
            <text:p>2.353,00</text:p>
          </table:table-cell>
          <table:table-cell/>
          <table:table-cell table:formula="of:=[.G73]+[.E74]" office:value-type="float" office:value="14122" calcext:value-type="float">
            <text:p>14.122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1 </text:p>
          </table:table-cell>
          <table:table-cell/>
          <table:table-cell table:style-name="Default"/>
          <table:table-cell table:formula="of:=[.G74]*0.2" office:value-type="float" office:value="2824.4" calcext:value-type="float">
            <text:p>2.824,40</text:p>
          </table:table-cell>
          <table:table-cell/>
          <table:table-cell table:formula="of:=[.G74]+[.E75]" office:value-type="float" office:value="16946.4" calcext:value-type="float">
            <text:p>16.946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daş</text:p>
          </table:table-cell>
          <table:table-cell/>
          <table:table-cell table:style-name="Default"/>
          <table:table-cell office:value-type="float" office:value="2186" calcext:value-type="float">
            <text:p>2.186,00</text:p>
          </table:table-cell>
          <table:table-cell/>
          <table:table-cell table:formula="of:=[.G75]+[.E76]" office:value-type="float" office:value="19132.4" calcext:value-type="float">
            <text:p>19.1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8 teminat ücreti</text:p>
          </table:table-cell>
          <table:table-cell/>
          <table:table-cell table:style-name="Default"/>
          <table:table-cell office:value-type="float" office:value="900" calcext:value-type="float">
            <text:p>900,00</text:p>
          </table:table-cell>
          <table:table-cell/>
          <table:table-cell table:formula="of:=[.G76]+[.E77]" office:value-type="float" office:value="20032.4" calcext:value-type="float">
            <text:p>20.0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rt çedaş</text:p>
          </table:table-cell>
          <table:table-cell/>
          <table:table-cell table:style-name="Default"/>
          <table:table-cell table:style-name="Default" office:value-type="float" office:value="251.85" calcext:value-type="float">
            <text:p>251,85</text:p>
          </table:table-cell>
          <table:table-cell/>
          <table:table-cell table:formula="of:=[.G77]+[.E78]" office:value-type="float" office:value="20284.25" calcext:value-type="float">
            <text:p>20.284,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nisan çedaş</text:p>
          </table:table-cell>
          <table:table-cell/>
          <table:table-cell table:style-name="Default"/>
          <table:table-cell table:style-name="Default" office:value-type="float" office:value="216.33" calcext:value-type="float">
            <text:p>216,33</text:p>
          </table:table-cell>
          <table:table-cell/>
          <table:table-cell table:formula="of:=[.G78]+[.E79]" office:value-type="float" office:value="20500.58" calcext:value-type="float">
            <text:p>20.500,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yıs çedaş</text:p>
          </table:table-cell>
          <table:table-cell/>
          <table:table-cell table:style-name="Default"/>
          <table:table-cell table:style-name="Default" office:value-type="float" office:value="263.46" calcext:value-type="float">
            <text:p>263,46</text:p>
          </table:table-cell>
          <table:table-cell/>
          <table:table-cell table:formula="of:=[.G79]+[.E80]" office:value-type="float" office:value="20764.04" calcext:value-type="float">
            <text:p>20.764,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haziran çedaş</text:p>
          </table:table-cell>
          <table:table-cell/>
          <table:table-cell table:style-name="Default"/>
          <table:table-cell table:style-name="Default" office:value-type="float" office:value="28.41" calcext:value-type="float">
            <text:p>28,41</text:p>
          </table:table-cell>
          <table:table-cell/>
          <table:table-cell table:formula="of:=[.G80]+[.E81]" office:value-type="float" office:value="20792.45" calcext:value-type="float">
            <text:p>20.792,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temmuz çedaş</text:p>
          </table:table-cell>
          <table:table-cell/>
          <table:table-cell table:style-name="Default"/>
          <table:table-cell table:style-name="Default" office:value-type="float" office:value="367.27" calcext:value-type="float">
            <text:p>367,27</text:p>
          </table:table-cell>
          <table:table-cell/>
          <table:table-cell table:formula="of:=[.G81]+[.E82]" office:value-type="float" office:value="21159.72" calcext:value-type="float">
            <text:p>21.159,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ağustos çedaş</text:p>
          </table:table-cell>
          <table:table-cell/>
          <table:table-cell table:style-name="Default"/>
          <table:table-cell table:style-name="Default" office:value-type="float" office:value="312.41" calcext:value-type="float">
            <text:p>312,41</text:p>
          </table:table-cell>
          <table:table-cell/>
          <table:table-cell table:formula="of:=[.G82]+[.E83]" office:value-type="float" office:value="21472.13" calcext:value-type="float">
            <text:p>21.472,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eylül çedaş</text:p>
          </table:table-cell>
          <table:table-cell/>
          <table:table-cell table:style-name="Default"/>
          <table:table-cell table:style-name="Default" office:value-type="float" office:value="275.34" calcext:value-type="float">
            <text:p>275,34</text:p>
          </table:table-cell>
          <table:table-cell/>
          <table:table-cell table:formula="of:=[.G83]+[.E84]" office:value-type="float" office:value="21747.47" calcext:value-type="float">
            <text:p>21.747,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ekim kasım çedaş</text:p>
          </table:table-cell>
          <table:table-cell/>
          <table:table-cell table:style-name="Default"/>
          <table:table-cell table:style-name="Default" office:value-type="float" office:value="657.26" calcext:value-type="float">
            <text:p>657,26</text:p>
          </table:table-cell>
          <table:table-cell/>
          <table:table-cell table:formula="of:=[.G84]+[.E85]" office:value-type="float" office:value="22404.73" calcext:value-type="float">
            <text:p>22.40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çedaş gecikme</text:p>
          </table:table-cell>
          <table:table-cell/>
          <table:table-cell table:style-name="Default"/>
          <table:table-cell table:style-name="Default" office:value-type="float" office:value="180" calcext:value-type="float">
            <text:p>180</text:p>
          </table:table-cell>
          <table:table-cell/>
          <table:table-cell table:formula="of:=[.G85]+[.E86]" office:value-type="float" office:value="22584.73" calcext:value-type="float">
            <text:p>22.584,7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li balcıya ödeme</text:p>
          </table:table-cell>
          <table:table-cell/>
          <table:table-cell table:style-name="Default"/>
          <table:table-cell office:value-type="float" office:value="-800" calcext:value-type="float">
            <text:p>-800,00</text:p>
          </table:table-cell>
          <table:table-cell/>
          <table:table-cell table:formula="of:=[.G86]+[.E87]" office:value-type="float" office:value="21784.73" calcext:value-type="float">
            <text:p>21.78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ra mahkeme</text:p>
          </table:table-cell>
          <table:table-cell/>
          <table:table-cell table:style-name="Default"/>
          <table:table-cell office:value-type="float" office:value="3885" calcext:value-type="float">
            <text:p>3.885,00</text:p>
          </table:table-cell>
          <table:table-cell/>
          <table:table-cell table:formula="of:=[.G87]+[.E88]" office:value-type="float" office:value="25669.73" calcext:value-type="float">
            <text:p>25.669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ğuş hesap</text:p>
          </table:table-cell>
          <table:table-cell/>
          <table:table-cell table:style-name="Default"/>
          <table:table-cell office:value-type="float" office:value="9213.14" calcext:value-type="float">
            <text:p>9.213,14</text:p>
          </table:table-cell>
          <table:table-cell/>
          <table:table-cell table:formula="of:=[.G88]+[.E89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89]+[.E90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90]+[.E91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formula="of:=[.G91]+[.E92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98]/[.D99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125" calcext:value-type="float">
            <text:p>125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" table:formula="of:=[.E100]*[.D101]" office:value-type="float" office:value="9213.14236331843" calcext:value-type="float">
            <text:p>9.213,1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25"/>
          <table:table-cell table:number-columns-repeated="6"/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1 kasım" table:style-name="ta1">
        <table:table-column table:style-name="co11" table:default-cell-style-name="Default"/>
        <table:table-column table:style-name="co16" table:default-cell-style-name="ce3"/>
        <table:table-column table:style-name="co11" table:default-cell-style-name="Default"/>
        <table:table-column table:style-name="co17" table:default-cell-style-name="ce52"/>
        <table:table-row table:style-name="ro1" table:number-rows-repeated="6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31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Ekim 2019-20</text:p>
          </table:table-cell>
          <table:table-cell table:style-name="ce31" office:value-type="float" office:value="30645" calcext:value-type="float">
            <text:p>30.645,00</text:p>
          </table:table-cell>
          <table:table-cell table:style-name="ce31" table:formula="of:=[.C9]" office:value-type="float" office:value="30645" calcext:value-type="float">
            <text:p>30.645,00</text:p>
          </table:table-cell>
        </table:table-row>
        <table:table-row table:style-name="ro1">
          <table:table-cell/>
          <table:table-cell office:value-type="string" calcext:value-type="string">
            <text:p>2020 kasım</text:p>
          </table:table-cell>
          <table:table-cell table:style-name="ce65" office:value-type="float" office:value="3014" calcext:value-type="float">
            <text:p>3.014,00</text:p>
          </table:table-cell>
          <table:table-cell table:formula="of:=[.D9]+[.C10]" office:value-type="float" office:value="33659" calcext:value-type="float">
            <text:p>33.659,00</text:p>
          </table:table-cell>
        </table:table-row>
        <table:table-row table:style-name="ro1">
          <table:table-cell/>
          <table:table-cell office:value-type="string" calcext:value-type="string">
            <text:p>2020 aralık 16 gün</text:p>
          </table:table-cell>
          <table:table-cell table:style-name="ce52" office:value-type="float" office:value="1610" calcext:value-type="float">
            <text:p>1.610,00</text:p>
          </table:table-cell>
          <table:table-cell table:formula="of:=[.D10]+[.C11]" office:value-type="float" office:value="35269" calcext:value-type="float">
            <text:p>35.269,00</text:p>
          </table:table-cell>
        </table:table-row>
        <table:table-row table:style-name="ro1">
          <table:table-cell/>
          <table:table-cell table:style-name="ce49" office:value-type="string" calcext:value-type="string">
            <text:p>ödeme</text:p>
          </table:table-cell>
          <table:table-cell table:style-name="ce67" office:value-type="float" office:value="-23500" calcext:value-type="float">
            <text:p>-23.500,00</text:p>
          </table:table-cell>
          <table:table-cell table:formula="of:=[.D11]+[.C12]" office:value-type="float" office:value="11769" calcext:value-type="float">
            <text:p>11.769,00</text:p>
          </table:table-cell>
        </table:table-row>
        <table:table-row table:style-name="ro1">
          <table:table-cell/>
          <table:table-cell table:style-name="ce61" table:formula="of:=SUM([.C9:.C12])" office:value-type="currency" office:currency="TRY" office:value="11769" calcext:value-type="currency">
            <text:p>₺11.769,00</text:p>
          </table:table-cell>
          <table:table-cell/>
          <table:table-cell table:formula="of:=[.D12]+[.C13]" office:value-type="float" office:value="11769" calcext:value-type="float">
            <text:p>11.769,00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[.D13]+[.C14]" office:value-type="float" office:value="11769" calcext:value-type="float">
            <text:p>11.769,00</text:p>
          </table:table-cell>
        </table:table-row>
        <table:table-row table:style-name="ro1">
          <table:table-cell/>
          <table:table-cell table:style-name="ce50" office:value-type="string" calcext:value-type="string">
            <text:p>tedaş</text:p>
          </table:table-cell>
          <table:table-cell table:style-name="ce54"/>
          <table:table-cell table:formula="of:=[.D14]+[.C15]" office:value-type="float" office:value="11769" calcext:value-type="float">
            <text:p>11.769,00</text:p>
          </table:table-cell>
        </table:table-row>
        <table:table-row table:style-name="ro1">
          <table:table-cell/>
          <table:table-cell office:value-type="string" calcext:value-type="string">
            <text:p>2018 teminat ücreti</text:p>
          </table:table-cell>
          <table:table-cell table:style-name="ce69" office:value-type="float" office:value="900" calcext:value-type="float">
            <text:p>900</text:p>
          </table:table-cell>
          <table:table-cell table:formula="of:=[.D15]+[.C16]" office:value-type="float" office:value="12669" calcext:value-type="float">
            <text:p>12.669,00</text:p>
          </table:table-cell>
        </table:table-row>
        <table:table-row table:style-name="ro1">
          <table:table-cell/>
          <table:table-cell office:value-type="string" calcext:value-type="string">
            <text:p>2019 mart çedaş</text:p>
          </table:table-cell>
          <table:table-cell table:style-name="ce70" office:value-type="float" office:value="251.85" calcext:value-type="float">
            <text:p>251,85</text:p>
          </table:table-cell>
          <table:table-cell table:formula="of:=[.D16]+[.C17]" office:value-type="float" office:value="12920.85" calcext:value-type="float">
            <text:p>12.920,85</text:p>
          </table:table-cell>
        </table:table-row>
        <table:table-row table:style-name="ro1">
          <table:table-cell/>
          <table:table-cell office:value-type="string" calcext:value-type="string">
            <text:p>2019 nisan çedaş</text:p>
          </table:table-cell>
          <table:table-cell table:style-name="ce70" office:value-type="float" office:value="216.33" calcext:value-type="float">
            <text:p>216,33</text:p>
          </table:table-cell>
          <table:table-cell table:formula="of:=[.D17]+[.C18]" office:value-type="float" office:value="13137.18" calcext:value-type="float">
            <text:p>13.137,18</text:p>
          </table:table-cell>
        </table:table-row>
        <table:table-row table:style-name="ro1">
          <table:table-cell/>
          <table:table-cell office:value-type="string" calcext:value-type="string">
            <text:p>2019 mayıs çedaş</text:p>
          </table:table-cell>
          <table:table-cell table:style-name="ce70" office:value-type="float" office:value="263.46" calcext:value-type="float">
            <text:p>263,46</text:p>
          </table:table-cell>
          <table:table-cell table:formula="of:=[.D18]+[.C19]" office:value-type="float" office:value="13400.64" calcext:value-type="float">
            <text:p>13.400,64</text:p>
          </table:table-cell>
        </table:table-row>
        <table:table-row table:style-name="ro1">
          <table:table-cell/>
          <table:table-cell office:value-type="string" calcext:value-type="string">
            <text:p>2019 <text:s/>haziran çedaş</text:p>
          </table:table-cell>
          <table:table-cell table:style-name="ce70" office:value-type="float" office:value="28.41" calcext:value-type="float">
            <text:p>28,41</text:p>
          </table:table-cell>
          <table:table-cell table:formula="of:=[.D19]+[.C20]" office:value-type="float" office:value="13429.05" calcext:value-type="float">
            <text:p>13.429,05</text:p>
          </table:table-cell>
        </table:table-row>
        <table:table-row table:style-name="ro1">
          <table:table-cell/>
          <table:table-cell office:value-type="string" calcext:value-type="string">
            <text:p>2019 <text:s/>temmuz çedaş</text:p>
          </table:table-cell>
          <table:table-cell table:style-name="ce70" office:value-type="float" office:value="367.27" calcext:value-type="float">
            <text:p>367,27</text:p>
          </table:table-cell>
          <table:table-cell table:formula="of:=[.D20]+[.C21]" office:value-type="float" office:value="13796.32" calcext:value-type="float">
            <text:p>13.796,32</text:p>
          </table:table-cell>
        </table:table-row>
        <table:table-row table:style-name="ro1">
          <table:table-cell/>
          <table:table-cell office:value-type="string" calcext:value-type="string">
            <text:p>2019 <text:s/>ağustos çedaş</text:p>
          </table:table-cell>
          <table:table-cell table:style-name="ce70" office:value-type="float" office:value="312.41" calcext:value-type="float">
            <text:p>312,41</text:p>
          </table:table-cell>
          <table:table-cell table:formula="of:=[.D21]+[.C22]" office:value-type="float" office:value="14108.73" calcext:value-type="float">
            <text:p>14.108,73</text:p>
          </table:table-cell>
        </table:table-row>
        <table:table-row table:style-name="ro1">
          <table:table-cell/>
          <table:table-cell office:value-type="string" calcext:value-type="string">
            <text:p>2019 <text:s/>eylül çedaş</text:p>
          </table:table-cell>
          <table:table-cell table:style-name="ce70" office:value-type="float" office:value="275.34" calcext:value-type="float">
            <text:p>275,34</text:p>
          </table:table-cell>
          <table:table-cell table:formula="of:=[.D22]+[.C23]" office:value-type="float" office:value="14384.07" calcext:value-type="float">
            <text:p>14.384,07</text:p>
          </table:table-cell>
        </table:table-row>
        <table:table-row table:style-name="ro1">
          <table:table-cell/>
          <table:table-cell office:value-type="string" calcext:value-type="string">
            <text:p>2019 ekim kasım çedaş</text:p>
          </table:table-cell>
          <table:table-cell table:style-name="ce70" office:value-type="float" office:value="657.26" calcext:value-type="float">
            <text:p>657,26</text:p>
          </table:table-cell>
          <table:table-cell table:formula="of:=[.D23]+[.C24]" office:value-type="float" office:value="15041.33" calcext:value-type="float">
            <text:p>15.041,33</text:p>
          </table:table-cell>
        </table:table-row>
        <table:table-row table:style-name="ro1">
          <table:table-cell/>
          <table:table-cell office:value-type="string" calcext:value-type="string">
            <text:p>2019 çedaş gecikme</text:p>
          </table:table-cell>
          <table:table-cell table:style-name="ce70" office:value-type="float" office:value="180" calcext:value-type="float">
            <text:p>180</text:p>
          </table:table-cell>
          <table:table-cell table:formula="of:=[.D24]+[.C25]" office:value-type="float" office:value="15221.33" calcext:value-type="float">
            <text:p>15.221,33</text:p>
          </table:table-cell>
        </table:table-row>
        <table:table-row table:style-name="ro1">
          <table:table-cell/>
          <table:table-cell table:style-name="ce51" office:value-type="string" calcext:value-type="string">
            <text:p>2019 teminat ücreti</text:p>
          </table:table-cell>
          <table:table-cell table:style-name="ce71" office:value-type="float" office:value="1100" calcext:value-type="float">
            <text:p>1100</text:p>
          </table:table-cell>
          <table:table-cell table:formula="of:=[.D25]+[.C26]" office:value-type="float" office:value="16321.33" calcext:value-type="float">
            <text:p>16.321,33</text:p>
          </table:table-cell>
        </table:table-row>
        <table:table-row table:style-name="ro1">
          <table:table-cell/>
          <table:table-cell table:style-name="ce51" office:value-type="string" calcext:value-type="string">
            <text:p>tedaş ödeme</text:p>
          </table:table-cell>
          <table:table-cell table:style-name="ce72" office:value-type="float" office:value="-800" calcext:value-type="float">
            <text:p>-800</text:p>
          </table:table-cell>
          <table:table-cell table:formula="of:=[.D26]+[.C27]" office:value-type="float" office:value="15521.33" calcext:value-type="float">
            <text:p>15.521,33</text:p>
          </table:table-cell>
        </table:table-row>
        <table:table-row table:style-name="ro1">
          <table:table-cell table:style-name="ce51"/>
          <table:table-cell table:style-name="ce63" table:formula="of:=SUM([.C16:.C27])" office:value-type="currency" office:currency="TRY" office:value="3752.33" calcext:value-type="currency">
            <text:p>₺3.752,33</text:p>
          </table:table-cell>
          <table:table-cell/>
          <table:table-cell table:formula="of:=[.D27]+[.C28]" office:value-type="float" office:value="15521.33" calcext:value-type="float">
            <text:p>15.521,33</text:p>
          </table:table-cell>
        </table:table-row>
        <table:table-row table:style-name="ro1">
          <table:table-cell/>
          <table:table-cell table:style-name="ce51"/>
          <table:table-cell table:style-name="ce56"/>
          <table:table-cell table:formula="of:=[.D28]+[.C29]" office:value-type="float" office:value="15521.33" calcext:value-type="float">
            <text:p>15.521,33</text:p>
          </table:table-cell>
        </table:table-row>
        <table:table-row table:style-name="ro1">
          <table:table-cell/>
          <table:table-cell office:value-type="string" calcext:value-type="string">
            <text:p>2020 gecikme</text:p>
          </table:table-cell>
          <table:table-cell table:style-name="ce52" table:formula="of:=[.D29]*0.2" office:value-type="float" office:value="3104.266" calcext:value-type="float">
            <text:p>3.104,27</text:p>
          </table:table-cell>
          <table:table-cell table:formula="of:=[.D29]+[.C30]" office:value-type="float" office:value="18625.596" calcext:value-type="float">
            <text:p>18.625,60</text:p>
          </table:table-cell>
        </table:table-row>
        <table:table-row table:style-name="ro1">
          <table:table-cell/>
          <table:table-cell table:style-name="ce64" table:formula="of:=[.C30]" office:value-type="currency" office:currency="TRY" office:value="3104.266" calcext:value-type="currency">
            <text:p>₺3.104,27</text:p>
          </table:table-cell>
          <table:table-cell table:style-name="ce52"/>
          <table:table-cell table:formula="of:=[.D30]+[.C31]" office:value-type="float" office:value="18625.596" calcext:value-type="float">
            <text:p>18.625,60</text:p>
          </table:table-cell>
        </table:table-row>
        <table:table-row table:style-name="ro1">
          <table:table-cell/>
          <table:table-cell office:value-type="string" calcext:value-type="string">
            <text:p>icra </text:p>
          </table:table-cell>
          <table:table-cell table:style-name="ce74" office:value-type="currency" office:currency="TRY" office:value="3885" calcext:value-type="currency">
            <text:p>₺3.885,00</text:p>
          </table:table-cell>
          <table:table-cell table:formula="of:=[.D31]+[.C32]" office:value-type="float" office:value="22510.596" calcext:value-type="float">
            <text:p>22.510,60</text:p>
          </table:table-cell>
        </table:table-row>
        <table:table-row table:style-name="ro1">
          <table:table-cell/>
          <table:table-cell table:style-name="ce61" table:formula="of:=[.C32]" office:value-type="currency" office:currency="TRY" office:value="3885" calcext:value-type="currency">
            <text:p>₺3.885,00</text:p>
          </table:table-cell>
          <table:table-cell table:style-name="ce52"/>
          <table:table-cell table:formula="of:=[.D32]+[.C33]" office:value-type="float" office:value="22510.596" calcext:value-type="float">
            <text:p>22.510,60</text:p>
          </table:table-cell>
        </table:table-row>
        <table:table-row table:style-name="ro1">
          <table:table-cell/>
          <table:table-cell office:value-type="string" calcext:value-type="string">
            <text:p>Doğuş hesap 2000</text:p>
          </table:table-cell>
          <table:table-cell table:style-name="ce52" office:value-type="float" office:value="9213.14" calcext:value-type="float">
            <text:p>9.213,14</text:p>
          </table:table-cell>
          <table:table-cell table:formula="of:=[.D33]+[.C34]" office:value-type="float" office:value="31723.736" calcext:value-type="float">
            <text:p>31.723,74</text:p>
          </table:table-cell>
        </table:table-row>
        <table:table-row table:style-name="ro1">
          <table:table-cell/>
          <table:table-cell table:style-name="ce61" table:formula="of:=[.C34]" office:value-type="currency" office:currency="TRY" office:value="9213.14" calcext:value-type="currency">
            <text:p>₺9.213,14</text:p>
          </table:table-cell>
          <table:table-cell table:style-name="ce31"/>
          <table:table-cell table:formula="of:=[.D34]+[.C35]" office:value-type="float" office:value="31723.736" calcext:value-type="float">
            <text:p>31.723,74</text:p>
          </table:table-cell>
        </table:table-row>
        <table:table-row table:style-name="ro1">
          <table:table-cell/>
          <table:table-cell table:style-name="ce61"/>
          <table:table-cell table:style-name="ce52"/>
          <table:table-cell table:formula="of:=[.D35]+[.C36]" office:value-type="float" office:value="31723.736" calcext:value-type="float">
            <text:p>31.723,74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[.D36]+[.C37]" office:value-type="float" office:value="31723.736" calcext:value-type="float">
            <text:p>31.723,74</text:p>
          </table:table-cell>
        </table:table-row>
        <table:table-row table:style-name="ro1">
          <table:table-cell/>
          <table:table-cell office:value-type="string" calcext:value-type="string">
            <text:p>2021 gecikme</text:p>
          </table:table-cell>
          <table:table-cell table:style-name="ce52" table:formula="of:=[.D37]*0.2" office:value-type="float" office:value="6344.7472" calcext:value-type="float">
            <text:p>6.344,75</text:p>
          </table:table-cell>
          <table:table-cell table:formula="of:=[.D37]+[.C38]" office:value-type="float" office:value="38068.4832" calcext:value-type="float">
            <text:p>38.068,48</text:p>
          </table:table-cell>
        </table:table-row>
        <table:table-row table:style-name="ro1">
          <table:table-cell/>
          <table:table-cell table:style-name="ce64" table:formula="of:=[.C38]" office:value-type="currency" office:currency="TRY" office:value="6344.7472" calcext:value-type="currency">
            <text:p>₺6.344,75</text:p>
          </table:table-cell>
          <table:table-cell/>
          <table:table-cell table:formula="of:=[.D38]+[.C39]" office:value-type="float" office:value="38068.4832" calcext:value-type="float">
            <text:p>38.068,48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[.D39]+[.C40]" office:value-type="float" office:value="38068.4832" calcext:value-type="float">
            <text:p>38.068,48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[.D40]+[.C41]" office:value-type="float" office:value="38068.4832" calcext:value-type="float">
            <text:p>38.068,48</text:p>
          </table:table-cell>
        </table:table-row>
        <table:table-row table:style-name="ro1">
          <table:table-cell/>
          <table:table-cell office:value-type="string" calcext:value-type="string">
            <text:p>avukat ve mahkeme</text:p>
          </table:table-cell>
          <table:table-cell table:style-name="ce31" office:value-type="float" office:value="8000" calcext:value-type="float">
            <text:p>8.000,00</text:p>
          </table:table-cell>
          <table:table-cell table:formula="of:=[.D41]+[.C42]" office:value-type="float" office:value="46068.4832" calcext:value-type="float">
            <text:p>46.068,48</text:p>
          </table:table-cell>
        </table:table-row>
        <table:table-row table:style-name="ro1">
          <table:table-cell/>
          <table:table-cell table:style-name="ce61" table:formula="of:=[.C42]" office:value-type="currency" office:currency="TRY" office:value="8000" calcext:value-type="currency">
            <text:p>₺8.000,00</text:p>
          </table:table-cell>
          <table:table-cell/>
          <table:table-cell table:formula="of:=[.D42]+[.C43]" office:value-type="float" office:value="46068.4832" calcext:value-type="float">
            <text:p>46.068,48</text:p>
          </table:table-cell>
        </table:table-row>
        <table:table-row table:style-name="ro2">
          <table:table-cell/>
          <table:table-cell table:style-name="Default" office:value-type="string" calcext:value-type="string">
            <text:p>2021 kasım sonu toplam hesap</text:p>
          </table:table-cell>
          <table:table-cell/>
          <table:table-cell table:style-name="ce75" table:formula="of:=[.D43]+[.C44]" office:value-type="float" office:value="46068.4832" calcext:value-type="float">
            <text:p>46.068,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.00.0000</text:date>, <text:time style:data-style-name="N2" text:time-value="12:32:19.59557454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08:31:44.518789051</meta:creation-date>
    <dc:date>2021-12-01T12:58:26.577393240</dc:date>
    <meta:editing-duration>PT19H10M22S</meta:editing-duration>
    <meta:editing-cycles>50</meta:editing-cycles>
    <meta:generator>LibreOffice/7.1.7.2$Linux_X86_64 LibreOffice_project/10$Build-2</meta:generator>
    <meta:print-date>2021-11-27T11:17:45.269437511</meta:print-date>
    <meta:document-statistic meta:table-count="8" meta:cell-count="823" meta:object-count="0"/>
  </office:meta>
</office:document-meta>
</file>